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81e" officeooo:paragraph-rsid="0011481e"/>
    </style:style>
    <style:style style:name="P2" style:family="paragraph" style:parent-style-name="Standard">
      <style:text-properties officeooo:rsid="0011e9ac" officeooo:paragraph-rsid="0011e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joitus 3</text:p>
      <text:p text:style-name="P1"/>
      <text:p text:style-name="P2">Nyt tätä on muutet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1:10:13.829005455</meta:creation-date>
    <dc:date>2015-09-05T11:14:12.27876055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6" meta:character-count="31" meta:non-whitespace-character-count="31"/>
  </office:meta>
</office:document-meta>
</file>